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文泉驛微米黑" svg:font-family="文泉驛微米黑"/>
    <style:font-face style:name="標楷體" svg:font-family="標楷體" style:font-family-generic="script"/>
    <style:font-face style:name="Noto Sans CJK TC Regular2" svg:font-family="'Noto Sans CJK TC Regular'" style:font-family-generic="swiss"/>
    <style:font-face style:name="Liberation Sans1" svg:font-family="'Liberation Sans'" style:font-adornments="標準" style:font-pitch="variable"/>
    <style:font-face style:name="Noto Sans CJK TC Regular" svg:font-family="'Noto Sans CJK TC Regular'" style:font-adornments="標準" style:font-pitch="variable"/>
    <style:font-face style:name="教育部標準楷書" svg:font-family="教育部標準楷書" style:font-adornments="標準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1" style:family="table" style:master-page-name="">
      <style:table-properties style:width="15.769cm" fo:margin-left="0.407cm" style:page-number="auto" table:align="left" style:writing-mode="lr-tb"/>
    </style:style>
    <style:style style:name="表格1.A" style:family="table-column">
      <style:table-column-properties style:column-width="1.376cm"/>
    </style:style>
    <style:style style:name="表格1.B" style:family="table-column">
      <style:table-column-properties style:column-width="3.016cm"/>
    </style:style>
    <style:style style:name="表格1.C" style:family="table-column">
      <style:table-column-properties style:column-width="4.18cm"/>
    </style:style>
    <style:style style:name="表格1.D" style:family="table-column">
      <style:table-column-properties style:column-width="1.693cm"/>
    </style:style>
    <style:style style:name="表格1.F" style:family="table-column">
      <style:table-column-properties style:column-width="3.81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#00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F1" style:family="table-cell">
      <style:table-cell-properties style:vertical-align="middle" fo:background-color="#00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2" style:family="table-row">
      <style:table-row-properties fo:keep-together="always"/>
    </style:style>
    <style:style style:name="表格1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8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.E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1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5.771cm" fo:margin-left="0.434cm" table:align="left" style:writing-mode="lr-tb"/>
    </style:style>
    <style:style style:name="表格2.A" style:family="table-column">
      <style:table-column-properties style:column-width="1.376cm"/>
    </style:style>
    <style:style style:name="表格2.B" style:family="table-column">
      <style:table-column-properties style:column-width="2.99cm"/>
    </style:style>
    <style:style style:name="表格2.C" style:family="table-column">
      <style:table-column-properties style:column-width="4.18cm"/>
    </style:style>
    <style:style style:name="表格2.D" style:family="table-column">
      <style:table-column-properties style:column-width="1.72cm"/>
    </style:style>
    <style:style style:name="表格2.E" style:family="table-column">
      <style:table-column-properties style:column-width="1.693cm"/>
    </style:style>
    <style:style style:name="表格2.F" style:family="table-column">
      <style:table-column-properties style:column-width="3.812cm"/>
    </style:style>
    <style:style style:name="表格2.1" style:family="table-row">
      <style:table-row-properties fo:keep-together="always"/>
    </style:style>
    <style:style style:name="表格2.A1" style:family="table-cell">
      <style:table-cell-properties style:vertical-align="middle" fo:background-color="#00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F1" style:family="table-cell">
      <style:table-cell-properties style:vertical-align="middle" fo:background-color="#00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2" style:family="table-row">
      <style:table-row-properties fo:keep-together="auto"/>
    </style:style>
    <style:style style:name="表格2.A2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9c9e3"/>
    </style:style>
    <style:style style:name="P2" style:family="paragraph" style:parent-style-name="Text_20_body">
      <style:paragraph-properties fo:text-align="center" style:justify-single-word="false"/>
      <style:text-properties style:font-name="Noto Sans CJK TC Regular" fo:font-style="normal" fo:font-weight="normal" officeooo:paragraph-rsid="0019c9e3" style:font-name-asian="Noto Sans CJK TC Regular" style:font-style-asian="normal" style:font-weight-asian="normal"/>
    </style:style>
    <style:style style:name="P3" style:family="paragraph" style:parent-style-name="Text_20_body">
      <style:text-properties style:font-name="Noto Sans CJK TC Regular" fo:font-size="10pt" fo:font-style="normal" fo:font-weight="normal" officeooo:paragraph-rsid="0019c9e3" style:font-name-asian="Noto Sans CJK TC Regular" style:font-size-asian="10pt" style:font-style-asian="normal" style:font-weight-asian="normal"/>
    </style:style>
    <style:style style:name="P4" style:family="paragraph" style:parent-style-name="Text_20_body">
      <style:text-properties officeooo:paragraph-rsid="0019c9e3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officeooo:paragraph-rsid="001a644a" style:font-name-asian="標楷體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a644a" style:font-name-asian="標楷體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1c0719" style:font-name-asian="標楷體" style:font-name-complex="Times New Roman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weight="bold" officeooo:paragraph-rsid="001a644a" style:font-name-asian="標楷體" style:font-weight-asian="bold" style:font-name-complex="Times New Roman"/>
    </style:style>
    <style:style style:name="P9" style:family="paragraph" style:parent-style-name="Standard">
      <style:text-properties style:font-name="Times New Roman" fo:font-size="10pt" officeooo:paragraph-rsid="001a644a" style:font-name-asian="標楷體" style:font-size-asian="10pt" style:font-name-complex="Times New Roman"/>
    </style:style>
    <style:style style:name="P10" style:family="paragraph" style:parent-style-name="Standard">
      <style:text-properties officeooo:paragraph-rsid="001a644a"/>
    </style:style>
    <style:style style:name="P11" style:family="paragraph" style:parent-style-name="Standard">
      <style:text-properties officeooo:paragraph-rsid="001c0719"/>
    </style:style>
    <style:style style:name="P12" style:family="paragraph" style:parent-style-name="Standard">
      <style:paragraph-properties fo:text-align="center" style:justify-single-word="false"/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14" style:family="paragraph" style:parent-style-name="Standard"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15" style:family="paragraph" style:parent-style-name="Standard"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 style:font-name-complex="標楷體"/>
    </style:style>
    <style:style style:name="P16" style:family="paragraph" style:parent-style-name="Standard"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/>
    </style:style>
    <style:style style:name="P17" style:family="paragraph" style:parent-style-name="Standard">
      <style:paragraph-properties fo:text-align="center" style:justify-single-word="false"/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/>
    </style:style>
    <style:style style:name="P18" style:family="paragraph" style:parent-style-name="Standard">
      <style:paragraph-properties fo:break-before="page"/>
      <style:text-properties officeooo:paragraph-rsid="001a644a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1" fo:font-size="11pt" fo:font-style="normal" fo:font-weight="normal" officeooo:paragraph-rsid="001c0719" style:font-name-asian="教育部標準楷書" style:font-size-asian="12pt" style:font-style-asian="normal" style:font-weight-asian="normal" style:font-name-complex="Times New Roman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1" fo:font-size="11pt" fo:font-style="normal" fo:font-weight="normal" officeooo:paragraph-rsid="001c0719" style:font-name-asian="教育部標準楷書" style:font-size-asian="12pt" style:font-style-asian="normal" style:font-weight-asian="normal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snap-to-layout-grid="false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JK TC Regular" fo:font-size="11pt" fo:font-style="normal" fo:font-weight="normal" officeooo:rsid="001226bd" officeooo:paragraph-rsid="001a644a" style:font-name-asian="Noto Sans CJK TC Regular" style:font-size-asian="12pt" style:font-style-asian="normal" style:font-weight-asian="normal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 style:font-name-complex="標楷體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JK TC Regular" fo:font-size="11pt" fo:font-style="normal" fo:font-weight="normal" officeooo:paragraph-rsid="001a644a" style:font-name-asian="Noto Sans CJK TC Regular" style:font-size-asian="12pt" style:font-style-asian="normal" style:font-weight-asian="normal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JK TC Regular" fo:font-size="12pt" fo:font-style="normal" fo:font-weight="normal" officeooo:paragraph-rsid="001a644a" style:font-name-asian="Noto Sans CJK TC Regular" style:font-size-asian="12pt" style:font-style-asian="normal" style:font-weight-asian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a644a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a644a"/>
    </style:style>
    <style:style style:name="T1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/>
    </style:style>
    <style:style style:name="T2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 style:font-name-complex="新細明體"/>
    </style:style>
    <style:style style:name="T3" style:family="text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T4" style:family="text">
      <style:text-properties style:font-name="Times New Roman" style:font-name-asian="標楷體" style:font-name-complex="Times New Roman"/>
    </style:style>
    <style:style style:name="T5" style:family="text">
      <style:text-properties style:font-name="Times New Roman" fo:font-size="10pt" style:font-name-asian="標楷體" style:font-size-asian="10pt" style:font-name-complex="Times New Roman"/>
    </style:style>
    <style:style style:name="T6" style:family="text">
      <style:text-properties style:font-name="Times New Roman" fo:font-weight="bold" style:font-name-asian="標楷體" style:font-weight-asian="bold" style:font-name-complex="Times New Roman"/>
    </style:style>
    <style:style style:name="T7" style:family="text">
      <style:text-properties style:font-name-complex="Times New Roman"/>
    </style:style>
    <style:style style:name="T8" style:family="text">
      <style:text-properties style:font-name="Noto Sans CJK TC Regular" fo:font-size="11pt" fo:font-style="normal" fo:font-weight="normal" style:font-name-asian="Noto Sans CJK TC Regular" style:font-size-asian="12pt" style:font-style-asian="normal" style:font-weight-asian="normal" style:font-name-complex="標楷體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row table:style-name="表格1.1">
          <table:table-cell table:style-name="表格1.A1" office:value-type="string">
            <text:p text:style-name="P21">週</text:p>
            <text:p text:style-name="P21">次</text:p>
          </table:table-cell>
          <table:table-cell table:style-name="表格1.A1" office:value-type="string">
            <text:p text:style-name="P21">主題</text:p>
          </table:table-cell>
          <table:table-cell table:style-name="表格1.A1" office:value-type="string">
            <text:p text:style-name="P21">內容</text:p>
          </table:table-cell>
          <table:table-cell table:style-name="表格1.A1" office:value-type="string">
            <text:p text:style-name="P21">不插電</text:p>
          </table:table-cell>
          <table:table-cell table:style-name="表格1.A1" office:value-type="string">
            <text:p text:style-name="P21">插電</text:p>
          </table:table-cell>
          <table:table-cell table:style-name="表格1.F1" office:value-type="string">
            <text:p text:style-name="P25"><text:span text:style-name="T7">學習表現</text:span></text:p>
          </table:table-cell>
        </table:table-row>
        <table:table-row table:style-name="表格1.2">
          <table:table-cell table:style-name="表格1.A2" office:value-type="string">
            <text:p text:style-name="P21">1</text:p>
          </table:table-cell>
          <table:table-cell table:style-name="表格1.B5" table:number-rows-spanned="4" office:value-type="string">
            <text:p text:style-name="P21">搜索演算法</text:p>
          </table:table-cell>
          <table:table-cell table:style-name="表格1.C2" office:value-type="string">
            <text:p text:style-name="P23">傳統海戰棋</text:p>
          </table:table-cell>
          <table:table-cell table:style-name="表格1.D2" office:value-type="string">
            <text:p text:style-name="P21">○</text:p>
          </table:table-cell>
          <table:table-cell table:style-name="表格1.E2" office:value-type="string">
            <text:p text:style-name="P22"/>
          </table:table-cell>
          <table:table-cell table:style-name="表格1.F5" table:number-rows-spanned="4" office:value-type="string">
            <text:p text:style-name="P30"><text:span text:style-name="T8">* 資 t-IV-1 能了解資訊系統的基本組成架構與運算原理。</text:span></text:p>
            <text:p text:style-name="P26">* 資 t-IV-4 能應用運算思維解析問題。</text:p>
            <text:p text:style-name="P26">* 資 a-IV-4 能具備探索資訊科技之興趣。</text:p>
          </table:table-cell>
        </table:table-row>
        <table:table-row table:style-name="表格1.2">
          <table:table-cell table:style-name="表格1.A2" office:value-type="string">
            <text:p text:style-name="P21">2</text:p>
          </table:table-cell>
          <table:covered-table-cell/>
          <table:table-cell table:style-name="表格1.C3" office:value-type="string">
            <text:p text:style-name="P23">程式海戰棋體驗、概念說明</text:p>
          </table:table-cell>
          <table:table-cell table:style-name="表格1.D3" office:value-type="string">
            <text:p text:style-name="P22"/>
          </table:table-cell>
          <table:table-cell table:style-name="表格1.E3" office:value-type="string">
            <text:p text:style-name="P21">○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P21">3</text:p>
          </table:table-cell>
          <table:covered-table-cell/>
          <table:table-cell table:style-name="表格1.C4" office:value-type="string">
            <text:p text:style-name="P27"><text:span text:style-name="T7">搜索演算法說明與講解</text:span></text:p>
          </table:table-cell>
          <table:table-cell table:style-name="表格1.D4" office:value-type="string">
            <text:p text:style-name="P22"/>
          </table:table-cell>
          <table:table-cell table:style-name="表格1.E4" office:value-type="string">
            <text:p text:style-name="P21">○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P21">4</text:p>
          </table:table-cell>
          <table:covered-table-cell/>
          <table:table-cell table:style-name="表格1.C5" office:value-type="string">
            <text:p text:style-name="P27"><text:span text:style-name="T7">測驗</text:span></text:p>
          </table:table-cell>
          <table:table-cell table:style-name="表格1.D5" office:value-type="string">
            <text:p text:style-name="P21">○</text:p>
          </table:table-cell>
          <table:table-cell table:style-name="表格1.E5" office:value-type="string">
            <text:p text:style-name="P22"/>
          </table:table-cell>
          <table:covered-table-cell/>
        </table:table-row>
        <table:table-row table:style-name="表格1.2">
          <table:table-cell table:style-name="表格1.A2" office:value-type="string">
            <text:p text:style-name="P21">5</text:p>
          </table:table-cell>
          <table:table-cell table:style-name="表格1.B7" table:number-rows-spanned="2" office:value-type="string">
            <text:p text:style-name="P21">排序演算法</text:p>
          </table:table-cell>
          <table:table-cell table:style-name="表格1.C6" office:value-type="string">
            <text:p text:style-name="P27"><text:span text:style-name="T7">紙杯排序遊戲</text:span></text:p>
          </table:table-cell>
          <table:table-cell table:style-name="表格1.D6" office:value-type="string">
            <text:p text:style-name="P21">○</text:p>
          </table:table-cell>
          <table:table-cell table:style-name="表格1.E6" office:value-type="string">
            <text:p text:style-name="P22"/>
          </table:table-cell>
          <table:table-cell table:style-name="表格1.F7" table:number-rows-spanned="2" office:value-type="string">
            <text:p text:style-name="P26">* 資 t-IV-1 能了解資訊系統的基本組成架構與運算原理。</text:p>
            <text:p text:style-name="P26">* 資 t-IV-4 能應用運算思維解析問題。</text:p>
          </table:table-cell>
        </table:table-row>
        <table:table-row table:style-name="表格1.2">
          <table:table-cell table:style-name="表格1.A2" office:value-type="string">
            <text:p text:style-name="P21">6</text:p>
          </table:table-cell>
          <table:covered-table-cell/>
          <table:table-cell table:style-name="表格1.C7" office:value-type="string">
            <text:p text:style-name="P23">天平排序程式體驗、概念說明</text:p>
          </table:table-cell>
          <table:table-cell table:style-name="表格1.D7" office:value-type="string">
            <text:p text:style-name="P22"/>
          </table:table-cell>
          <table:table-cell table:style-name="表格1.E7" office:value-type="string">
            <text:p text:style-name="P21">○</text:p>
          </table:table-cell>
          <table:covered-table-cell/>
        </table:table-row>
        <table:table-row table:style-name="表格1.1">
          <table:table-cell table:style-name="表格1.A2" office:value-type="string">
            <text:p text:style-name="P21">7</text:p>
          </table:table-cell>
          <table:table-cell table:style-name="表格1.B8" table:number-columns-spanned="5" office:value-type="string">
            <text:p text:style-name="P21">段考週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1">8</text:p>
          </table:table-cell>
          <table:table-cell table:style-name="表格1.B10" table:number-rows-spanned="2" office:value-type="string">
            <text:p text:style-name="P21">排序演算法</text:p>
          </table:table-cell>
          <table:table-cell table:style-name="表格1.C9" office:value-type="string">
            <text:p text:style-name="P27"><text:span text:style-name="T7">排序演算法說明與講解</text:span></text:p>
          </table:table-cell>
          <table:table-cell table:style-name="表格1.D9" office:value-type="string">
            <text:p text:style-name="P21">○</text:p>
          </table:table-cell>
          <table:table-cell table:style-name="表格1.E9" office:value-type="string">
            <text:p text:style-name="P22"/>
          </table:table-cell>
          <table:table-cell table:style-name="表格1.F10" table:number-rows-spanned="2" office:value-type="string">
            <text:p text:style-name="P26">* 資 a-IV-4 能具備探索資訊科技之興趣。</text:p>
            <text:p text:style-name="P26">* 資 p-IV-1能選用適當的資訊科技組織思維，並進行有效的表達。</text:p>
          </table:table-cell>
        </table:table-row>
        <table:table-row table:style-name="表格1.2">
          <table:table-cell table:style-name="表格1.A2" office:value-type="string">
            <text:p text:style-name="P21">9</text:p>
          </table:table-cell>
          <table:covered-table-cell/>
          <table:table-cell table:style-name="表格1.C10" office:value-type="string">
            <text:p text:style-name="P27"><text:span text:style-name="T7">測驗</text:span></text:p>
          </table:table-cell>
          <table:table-cell table:style-name="表格1.D10" office:value-type="string">
            <text:p text:style-name="P21">○</text:p>
          </table:table-cell>
          <table:table-cell table:style-name="表格1.E10" office:value-type="string">
            <text:p text:style-name="P22"/>
          </table:table-cell>
          <table:covered-table-cell/>
        </table:table-row>
        <table:table-row table:style-name="表格1.2">
          <table:table-cell table:style-name="表格1.A2" office:value-type="string">
            <text:p text:style-name="P24">10</text:p>
          </table:table-cell>
          <table:table-cell table:style-name="表格1.B13" table:number-rows-spanned="3" office:value-type="string">
            <text:p text:style-name="P21">文字壓縮</text:p>
          </table:table-cell>
          <table:table-cell table:style-name="表格1.C11" office:value-type="string">
            <text:p text:style-name="P23">概念程式體驗，問題討論</text:p>
          </table:table-cell>
          <table:table-cell table:style-name="表格1.D11" office:value-type="string">
            <text:p text:style-name="P22"/>
          </table:table-cell>
          <table:table-cell table:style-name="表格1.E11" office:value-type="string">
            <text:p text:style-name="P21">○</text:p>
          </table:table-cell>
          <table:table-cell table:style-name="表格1.F13" table:number-rows-spanned="3" office:value-type="string">
            <text:p text:style-name="P26">* 資 t-IV-1 能了解資訊系統的基本組成架構與運算原理。</text:p>
            <text:p text:style-name="P26">* 資 t-IV-4 能應用運算思維解析問題。</text:p>
            <text:p text:style-name="P26">* 資 p-IV-1能選用適當的資訊科技組織思維，並進行有效的表達。</text:p>
          </table:table-cell>
        </table:table-row>
        <table:table-row table:style-name="表格1.2">
          <table:table-cell table:style-name="表格1.A12" office:value-type="string">
            <text:p text:style-name="P21">11</text:p>
          </table:table-cell>
          <table:covered-table-cell/>
          <table:table-cell table:style-name="表格1.C12" office:value-type="string">
            <text:p text:style-name="P23">再次操作概念程式，發下紙本作業</text:p>
          </table:table-cell>
          <table:table-cell table:style-name="表格1.D12" office:value-type="string">
            <text:p text:style-name="P21">○</text:p>
          </table:table-cell>
          <table:table-cell table:style-name="表格1.E12" office:value-type="string">
            <text:p text:style-name="P21">○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P21">12</text:p>
          </table:table-cell>
          <table:covered-table-cell/>
          <table:table-cell table:style-name="表格1.C13" office:value-type="string">
            <text:p text:style-name="P23">測驗</text:p>
          </table:table-cell>
          <table:table-cell table:style-name="表格1.D13" office:value-type="string">
            <text:p text:style-name="P21">○</text:p>
          </table:table-cell>
          <table:table-cell table:style-name="表格1.E13" office:value-type="string">
            <text:p text:style-name="P21"/>
          </table:table-cell>
          <table:covered-table-cell/>
        </table:table-row>
        <table:table-row table:style-name="表格1.2">
          <table:table-cell table:style-name="表格1.A2" office:value-type="string">
            <text:p text:style-name="P21">13</text:p>
          </table:table-cell>
          <table:table-cell table:style-name="表格1.B14" office:value-type="string">
            <text:p text:style-name="P22">網路通訊協定</text:p>
          </table:table-cell>
          <table:table-cell table:style-name="表格1.C14" office:value-type="string">
            <text:p text:style-name="P23">戶外活動體驗</text:p>
          </table:table-cell>
          <table:table-cell table:style-name="表格1.D14" office:value-type="string">
            <text:p text:style-name="P21">○</text:p>
          </table:table-cell>
          <table:table-cell table:style-name="表格1.E14" office:value-type="string">
            <text:p text:style-name="P22"/>
          </table:table-cell>
          <table:table-cell table:style-name="表格1.F14" office:value-type="string">
            <text:p text:style-name="P22"/>
          </table:table-cell>
        </table:table-row>
      </table:table>
      <text:p text:style-name="P10"/>
      <text:p text:style-name="P18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 table:style-name="表格2.1">
          <table:table-cell table:style-name="表格2.A1" office:value-type="string">
            <text:p text:style-name="P28">週</text:p>
            <text:p text:style-name="P28">次</text:p>
          </table:table-cell>
          <table:table-cell table:style-name="表格2.A1" office:value-type="string">
            <text:p text:style-name="P28">主題</text:p>
          </table:table-cell>
          <table:table-cell table:style-name="表格2.A1" office:value-type="string">
            <text:p text:style-name="P28">內容</text:p>
          </table:table-cell>
          <table:table-cell table:style-name="表格2.A1" office:value-type="string">
            <text:p text:style-name="P28">不插電</text:p>
          </table:table-cell>
          <table:table-cell table:style-name="表格2.A1" office:value-type="string">
            <text:p text:style-name="P28">插電</text:p>
          </table:table-cell>
          <table:table-cell table:style-name="表格2.F1" office:value-type="string">
            <text:p text:style-name="P29"><text:span text:style-name="T7">學習表現</text:span></text:p>
          </table:table-cell>
        </table:table-row>
        <table:table-row table:style-name="表格2.2">
          <table:table-cell table:style-name="表格2.A2" office:value-type="string">
            <text:p text:style-name="P12">14</text:p>
          </table:table-cell>
          <table:table-cell table:style-name="表格2.B2" table:number-columns-spanned="5" office:value-type="string">
            <text:p text:style-name="P12">段考週</text:p>
          </table:table-cell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12">15</text:p>
          </table:table-cell>
          <table:table-cell table:style-name="表格2.B4" table:number-rows-spanned="2" office:value-type="string">
            <text:p text:style-name="P12">網路通訊協定</text:p>
          </table:table-cell>
          <table:table-cell table:style-name="表格2.C3" office:value-type="string">
            <text:p text:style-name="P14">概念程式操作體驗、說明、討論</text:p>
          </table:table-cell>
          <table:table-cell table:style-name="表格2.D3" office:value-type="string">
            <text:p text:style-name="P12"/>
          </table:table-cell>
          <table:table-cell table:style-name="表格2.E3" office:value-type="string">
            <text:p text:style-name="P13">○</text:p>
          </table:table-cell>
          <table:table-cell table:style-name="表格2.F4" table:number-rows-spanned="2" office:value-type="string">
            <text:p text:style-name="P15">* 資 t-IV-2能熟悉資訊系統之使用與簡易故障排除。</text:p>
            <text:p text:style-name="P15">* 資 t-IV-4 能應用運算思維解析問題。</text:p>
            <text:p text:style-name="P15">* 資 c-IV-2能選用適當的資訊科技與他人合作完成作品。</text:p>
            <text:p text:style-name="P15">* 資 p-IV-2能利用資訊科技與他人進行有效的互動。</text:p>
          </table:table-cell>
        </table:table-row>
        <table:table-row table:style-name="表格2.1">
          <table:table-cell table:style-name="表格2.A2" office:value-type="string">
            <text:p text:style-name="P12">16</text:p>
          </table:table-cell>
          <table:covered-table-cell/>
          <table:table-cell table:style-name="表格2.C4" office:value-type="string">
            <text:p text:style-name="P16"><text:span text:style-name="T7">測驗</text:span></text:p>
          </table:table-cell>
          <table:table-cell table:style-name="表格2.D4" office:value-type="string">
            <text:p text:style-name="P13">○</text:p>
          </table:table-cell>
          <table:table-cell table:style-name="表格2.E4" office:value-type="string">
            <text:p text:style-name="P12"/>
          </table:table-cell>
          <table:covered-table-cell/>
        </table:table-row>
        <table:table-row table:style-name="表格2.1">
          <table:table-cell table:style-name="表格2.A2" office:value-type="string">
            <text:p text:style-name="P12">17</text:p>
          </table:table-cell>
          <table:table-cell table:style-name="表格2.B7" table:number-rows-spanned="3" office:value-type="string">
            <text:p text:style-name="P17"><text:span text:style-name="T7">文字加密</text:span></text:p>
          </table:table-cell>
          <table:table-cell table:style-name="表格2.C5" office:value-type="string">
            <text:p text:style-name="P16"><text:span text:style-name="T7">三種加密概念說明，紙筆操作</text:span></text:p>
          </table:table-cell>
          <table:table-cell table:style-name="表格2.D5" office:value-type="string">
            <text:p text:style-name="P13">○</text:p>
          </table:table-cell>
          <table:table-cell table:style-name="表格2.E5" office:value-type="string">
            <text:p text:style-name="P13"/>
          </table:table-cell>
          <table:table-cell table:style-name="表格2.F7" table:number-rows-spanned="3" office:value-type="string">
            <text:p text:style-name="P15">* 資 t-IV-3能設計資訊作品以解決生活問題。</text:p>
            <text:p text:style-name="P15">* 資 t-IV-4能應用運算思維解析問題。</text:p>
            <text:p text:style-name="P15">* 資 p-IV-1能選用適當的資訊科技組織思維，並進行有效的表達。</text:p>
            <text:p text:style-name="P15">* 資 a-IV-2能了解資訊科技相關之法律、倫理及社會議題，以保護自己與 尊重他人。</text:p>
            <text:p text:style-name="P15">* 資 a-IV-4能具備探索資訊科技之興趣。</text:p>
          </table:table-cell>
        </table:table-row>
        <table:table-row table:style-name="表格2.1">
          <table:table-cell table:style-name="表格2.A2" office:value-type="string">
            <text:p text:style-name="P12">18</text:p>
          </table:table-cell>
          <table:covered-table-cell/>
          <table:table-cell table:style-name="表格2.C6" office:value-type="string">
            <text:p text:style-name="P14">加密程式操作，發回家作業(紙本)</text:p>
          </table:table-cell>
          <table:table-cell table:style-name="表格2.D6" office:value-type="string">
            <text:p text:style-name="P12">○</text:p>
          </table:table-cell>
          <table:table-cell table:style-name="表格2.E6" office:value-type="string">
            <text:p text:style-name="P12">○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12">19</text:p>
          </table:table-cell>
          <table:covered-table-cell/>
          <table:table-cell table:style-name="表格2.C7" office:value-type="string">
            <text:p text:style-name="P14">測驗</text:p>
          </table:table-cell>
          <table:table-cell table:style-name="表格2.D7" office:value-type="string">
            <text:p text:style-name="P12"/>
          </table:table-cell>
          <table:table-cell table:style-name="表格2.E7" office:value-type="string">
            <text:p text:style-name="P12">○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12">20</text:p>
          </table:table-cell>
          <table:table-cell table:style-name="表格2.B8" office:value-type="string">
            <text:p text:style-name="P13">期末測驗</text:p>
          </table:table-cell>
          <table:table-cell table:style-name="表格2.C8" office:value-type="string">
            <text:p text:style-name="P14">紙筆測驗或心得分享</text:p>
          </table:table-cell>
          <table:table-cell table:style-name="表格2.D8" office:value-type="string">
            <text:p text:style-name="P13">○</text:p>
          </table:table-cell>
          <table:table-cell table:style-name="表格2.E8" office:value-type="string">
            <text:p text:style-name="P12"/>
          </table:table-cell>
          <table:table-cell table:style-name="表格2.F8" office:value-type="string">
            <text:p text:style-name="P13"/>
          </table:table-cell>
        </table:table-row>
        <table:table-row table:style-name="表格2.2">
          <table:table-cell table:style-name="表格2.A2" office:value-type="string">
            <text:p text:style-name="P12">21</text:p>
          </table:table-cell>
          <table:table-cell table:style-name="表格2.B2" table:number-columns-spanned="5" office:value-type="string">
            <text:p text:style-name="P12">段考週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文泉驛微米黑" svg:font-family="文泉驛微米黑"/>
    <style:font-face style:name="標楷體" svg:font-family="標楷體" style:font-family-generic="script"/>
    <style:font-face style:name="Noto Sans CJK TC Regular2" svg:font-family="'Noto Sans CJK TC Regular'" style:font-family-generic="swiss"/>
    <style:font-face style:name="Liberation Sans1" svg:font-family="'Liberation Sans'" style:font-adornments="標準" style:font-pitch="variable"/>
    <style:font-face style:name="Noto Sans CJK TC Regular" svg:font-family="'Noto Sans CJK TC Regular'" style:font-adornments="標準" style:font-pitch="variable"/>
    <style:font-face style:name="教育部標準楷書" svg:font-family="教育部標準楷書" style:font-adornments="標準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3:49:51.542142225</meta:creation-date>
    <dc:date>2017-03-25T14:21:14.353542448</dc:date>
    <meta:editing-duration>PT7M32S</meta:editing-duration>
    <meta:editing-cycles>2</meta:editing-cycles>
    <meta:generator>LibreOffice/5.2.5.1$Linux_X86_64 LibreOffice_project/20m0$Build-1</meta:generator>
    <meta:document-statistic meta:table-count="2" meta:image-count="0" meta:object-count="0" meta:page-count="2" meta:paragraph-count="103" meta:word-count="660" meta:character-count="815" meta:non-whitespace-character-count="767"/>
  </office:meta>
</office:document-meta>
</file>